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Unknown Author</dc:creator><dc:date>2018-09-06T10:28:43.378465235</dc:date><text:p text:style-name="P2"><text:span text:style-name="T1">Brekk</text:span></text:p></office:annotation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8-09-06T10:28:50.789871702</dc:date>
    <meta:editing-duration>PT28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